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6.07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Число шагов</text:p>
          </table:table-cell>
          <table:table-cell office:value-type="string" calcext:value-type="string">
            <text:p>Результат программы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Абсолютная погрешность</text:p>
          </table:table-cell>
          <table:table-cell office:value-type="string" calcext:value-type="string">
            <text:p>Относительная погрешность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398" calcext:value-type="float">
            <text:p>3539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20" calcext:value-type="float">
            <text:p>-20</text:p>
          </table:table-cell>
          <table:table-cell office:value-type="float" office:value="28592" calcext:value-type="float">
            <text:p>28592</text:p>
          </table:table-cell>
          <table:table-cell office:value-type="float" office:value="-0" calcext:value-type="float">
            <text:p>0</text:p>
          </table:table-cell>
          <table:table-cell office:value-type="float" office:value="318761" calcext:value-type="float">
            <text:p>318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5398" calcext:value-type="float">
            <text:p>3539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20" calcext:value-type="float">
            <text:p>-20</text:p>
          </table:table-cell>
          <table:table-cell office:value-type="float" office:value="28592" calcext:value-type="float">
            <text:p>28592</text:p>
          </table:table-cell>
          <table:table-cell office:value-type="float" office:value="-0" calcext:value-type="float">
            <text:p>0</text:p>
          </table:table-cell>
          <table:table-cell office:value-type="float" office:value="318761" calcext:value-type="float">
            <text:p>318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2794" calcext:value-type="float">
            <text:p>4279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21196" calcext:value-type="float">
            <text:p>21196</text:p>
          </table:table-cell>
          <table:table-cell office:value-type="float" office:value="-0" calcext:value-type="float">
            <text:p>0</text:p>
          </table:table-cell>
          <table:table-cell office:value-type="float" office:value="333055" calcext:value-type="float">
            <text:p>333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309" calcext:value-type="float">
            <text:p>530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7" calcext:value-type="float">
            <text:p>17</text:p>
          </table:table-cell>
          <table:table-cell office:value-type="float" office:value="41319" calcext:value-type="float">
            <text:p>41319</text:p>
          </table:table-cell>
          <table:table-cell office:value-type="float" office:value="0" calcext:value-type="float">
            <text:p>0</text:p>
          </table:table-cell>
          <table:table-cell office:value-type="float" office:value="273621" calcext:value-type="float">
            <text:p>273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3154" calcext:value-type="float">
            <text:p>6315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-0" calcext:value-type="float">
            <text:p>0</text:p>
          </table:table-cell>
          <table:table-cell office:value-type="float" office:value="131393" calcext:value-type="float">
            <text:p>131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210" calcext:value-type="float">
            <text:p>6721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2" calcext:value-type="float">
            <text:p>12</text:p>
          </table:table-cell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office:value-type="float" office:value="189067" calcext:value-type="float">
            <text:p>189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8150" calcext:value-type="float">
            <text:p>4815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9" calcext:value-type="float">
            <text:p>9</text:p>
          </table:table-cell>
          <table:table-cell office:value-type="float" office:value="84160" calcext:value-type="float">
            <text:p>84160</text:p>
          </table:table-cell>
          <table:table-cell office:value-type="float" office:value="0" calcext:value-type="float">
            <text:p>0</text:p>
          </table:table-cell>
          <table:table-cell office:value-type="float" office:value="154645" calcext:value-type="float">
            <text:p>154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2141" calcext:value-type="float">
            <text:p>1214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9" calcext:value-type="float">
            <text:p>9</text:p>
          </table:table-cell>
          <table:table-cell office:value-type="float" office:value="48151" calcext:value-type="float">
            <text:p>48151</text:p>
          </table:table-cell>
          <table:table-cell office:value-type="float" office:value="0" calcext:value-type="float">
            <text:p>0</text:p>
          </table:table-cell>
          <table:table-cell office:value-type="float" office:value="148987" calcext:value-type="float">
            <text:p>148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0489" calcext:value-type="float">
            <text:p>504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" calcext:value-type="float">
            <text:p>6</text:p>
          </table:table-cell>
          <table:table-cell office:value-type="float" office:value="86499" calcext:value-type="float">
            <text:p>86499</text:p>
          </table:table-cell>
          <table:table-cell office:value-type="float" office:value="0" calcext:value-type="float">
            <text:p>0</text:p>
          </table:table-cell>
          <table:table-cell office:value-type="float" office:value="107872" calcext:value-type="float">
            <text:p>107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3153" calcext:value-type="float">
            <text:p>6315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-0" calcext:value-type="float">
            <text:p>0</text:p>
          </table:table-cell>
          <table:table-cell office:value-type="float" office:value="131513" calcext:value-type="float">
            <text:p>131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82288" calcext:value-type="float">
            <text:p>8228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5" calcext:value-type="float">
            <text:p>5</text:p>
          </table:table-cell>
          <table:table-cell office:value-type="float" office:value="18298" calcext:value-type="float">
            <text:p>18298</text:p>
          </table:table-cell>
          <table:table-cell office:value-type="float" office:value="0" calcext:value-type="float">
            <text:p>0</text:p>
          </table:table-cell>
          <table:table-cell office:value-type="float" office:value="814424" calcext:value-type="float">
            <text:p>814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5190" calcext:value-type="float">
            <text:p>451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4" calcext:value-type="float">
            <text:p>4</text:p>
          </table:table-cell>
          <table:table-cell office:value-type="float" office:value="81200" calcext:value-type="float">
            <text:p>81200</text:p>
          </table:table-cell>
          <table:table-cell office:value-type="float" office:value="0" calcext:value-type="float">
            <text:p>0</text:p>
          </table:table-cell>
          <table:table-cell office:value-type="float" office:value="75613" calcext:value-type="float">
            <text:p>75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3947" calcext:value-type="float">
            <text:p>6394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0.071349" calcext:value-type="float">
            <text:p>0,071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9477" calcext:value-type="float">
            <text:p>0,00394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7945" calcext:value-type="float">
            <text:p>6794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office:value-type="float" office:value="621538" calcext:value-type="float">
            <text:p>62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7750" calcext:value-type="float">
            <text:p>3775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2" calcext:value-type="float">
            <text:p>2</text:p>
          </table:table-cell>
          <table:table-cell office:value-type="float" office:value="73760" calcext:value-type="float">
            <text:p>73760</text:p>
          </table:table-cell>
          <table:table-cell office:value-type="float" office:value="0" calcext:value-type="float">
            <text:p>0</text:p>
          </table:table-cell>
          <table:table-cell office:value-type="float" office:value="430171" calcext:value-type="float">
            <text:p>430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64831" calcext:value-type="float">
            <text:p>6483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32112" calcext:value-type="float">
            <text:p>132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1722" calcext:value-type="float">
            <text:p>9172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2" calcext:value-type="float">
            <text:p>2</text:p>
          </table:table-cell>
          <table:table-cell office:value-type="float" office:value="27732" calcext:value-type="float">
            <text:p>27732</text:p>
          </table:table-cell>
          <table:table-cell office:value-type="float" office:value="0" calcext:value-type="float">
            <text:p>0</text:p>
          </table:table-cell>
          <table:table-cell office:value-type="float" office:value="357845" calcext:value-type="float">
            <text:p>3578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9691" calcext:value-type="float">
            <text:p>796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2" calcext:value-type="float">
            <text:p>2</text:p>
          </table:table-cell>
          <table:table-cell office:value-type="float" office:value="15701" calcext:value-type="float">
            <text:p>15701</text:p>
          </table:table-cell>
          <table:table-cell office:value-type="float" office:value="0" calcext:value-type="float">
            <text:p>0</text:p>
          </table:table-cell>
          <table:table-cell office:value-type="float" office:value="338939" calcext:value-type="float">
            <text:p>3389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68893" calcext:value-type="float">
            <text:p>688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2" calcext:value-type="float">
            <text:p>2</text:p>
          </table:table-cell>
          <table:table-cell office:value-type="float" office:value="4903" calcext:value-type="float">
            <text:p>4903</text:p>
          </table:table-cell>
          <table:table-cell office:value-type="float" office:value="0" calcext:value-type="float">
            <text:p>0</text:p>
          </table:table-cell>
          <table:table-cell office:value-type="float" office:value="321973" calcext:value-type="float">
            <text:p>321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59339" calcext:value-type="float">
            <text:p>5933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95349" calcext:value-type="float">
            <text:p>95349</text:p>
          </table:table-cell>
          <table:table-cell office:value-type="float" office:value="0" calcext:value-type="float">
            <text:p>0</text:p>
          </table:table-cell>
          <table:table-cell office:value-type="float" office:value="30696" calcext:value-type="float">
            <text:p>30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34885" calcext:value-type="float">
            <text:p>3488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70895" calcext:value-type="float">
            <text:p>70895</text:p>
          </table:table-cell>
          <table:table-cell office:value-type="float" office:value="0" calcext:value-type="float">
            <text:p>0</text:p>
          </table:table-cell>
          <table:table-cell office:value-type="float" office:value="268535" calcext:value-type="float">
            <text:p>2685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4036" calcext:value-type="float">
            <text:p>6403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.025297" calcext:value-type="float">
            <text:p>0,0252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1874" calcext:value-type="float">
            <text:p>2187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57884" calcext:value-type="float">
            <text:p>57884</text:p>
          </table:table-cell>
          <table:table-cell office:value-type="float" office:value="0" calcext:value-type="float">
            <text:p>0</text:p>
          </table:table-cell>
          <table:table-cell office:value-type="float" office:value="24809" calcext:value-type="float">
            <text:p>24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100" calcext:value-type="float">
            <text:p>1610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52110" calcext:value-type="float">
            <text:p>52110</text:p>
          </table:table-cell>
          <table:table-cell office:value-type="float" office:value="0" calcext:value-type="float">
            <text:p>0</text:p>
          </table:table-cell>
          <table:table-cell office:value-type="float" office:value="239017" calcext:value-type="float">
            <text:p>239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4003" calcext:value-type="float">
            <text:p>6400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09797" calcext:value-type="float">
            <text:p>0,0097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88872" calcext:value-type="float">
            <text:p>8887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24882" calcext:value-type="float">
            <text:p>24882</text:p>
          </table:table-cell>
          <table:table-cell office:value-type="float" office:value="0" calcext:value-type="float">
            <text:p>0</text:p>
          </table:table-cell>
          <table:table-cell office:value-type="float" office:value="196232" calcext:value-type="float">
            <text:p>196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2766" calcext:value-type="float">
            <text:p>7276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8776" calcext:value-type="float">
            <text:p>8776</text:p>
          </table:table-cell>
          <table:table-cell office:value-type="float" office:value="0" calcext:value-type="float">
            <text:p>0</text:p>
          </table:table-cell>
          <table:table-cell office:value-type="float" office:value="170924" calcext:value-type="float">
            <text:p>1709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70040" calcext:value-type="float">
            <text:p>7004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166641" calcext:value-type="float">
            <text:p>1666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67448" calcext:value-type="float">
            <text:p>6744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1" calcext:value-type="float">
            <text:p>1</text:p>
          </table:table-cell>
          <table:table-cell office:value-type="float" office:value="3458" calcext:value-type="float">
            <text:p>3458</text:p>
          </table:table-cell>
          <table:table-cell office:value-type="float" office:value="0" calcext:value-type="float">
            <text:p>0</text:p>
          </table:table-cell>
          <table:table-cell office:value-type="float" office:value="162568" calcext:value-type="float">
            <text:p>1625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60397" calcext:value-type="float">
            <text:p>6039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96407" calcext:value-type="float">
            <text:p>96407</text:p>
          </table:table-cell>
          <table:table-cell office:value-type="float" office:value="0" calcext:value-type="float">
            <text:p>0</text:p>
          </table:table-cell>
          <table:table-cell office:value-type="float" office:value="151489" calcext:value-type="float">
            <text:p>1514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8258" calcext:value-type="float">
            <text:p>5825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94268" calcext:value-type="float">
            <text:p>94268</text:p>
          </table:table-cell>
          <table:table-cell office:value-type="float" office:value="0" calcext:value-type="float">
            <text:p>0</text:p>
          </table:table-cell>
          <table:table-cell office:value-type="float" office:value="148127" calcext:value-type="float">
            <text:p>1481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4257" calcext:value-type="float">
            <text:p>5425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90267" calcext:value-type="float">
            <text:p>90267</text:p>
          </table:table-cell>
          <table:table-cell office:value-type="float" office:value="0" calcext:value-type="float">
            <text:p>0</text:p>
          </table:table-cell>
          <table:table-cell office:value-type="float" office:value="141841" calcext:value-type="float">
            <text:p>141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3994" calcext:value-type="float">
            <text:p>6399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99419" calcext:value-type="float">
            <text:p>0,00994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4087" calcext:value-type="float">
            <text:p>4408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80097" calcext:value-type="float">
            <text:p>80097</text:p>
          </table:table-cell>
          <table:table-cell office:value-type="float" office:value="0" calcext:value-type="float">
            <text:p>0</text:p>
          </table:table-cell>
          <table:table-cell office:value-type="float" office:value="12586" calcext:value-type="float">
            <text:p>125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9477" calcext:value-type="float">
            <text:p>0,0039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9825" calcext:value-type="float">
            <text:p>3982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75835" calcext:value-type="float">
            <text:p>75835</text:p>
          </table:table-cell>
          <table:table-cell office:value-type="float" office:value="0" calcext:value-type="float">
            <text:p>0</text:p>
          </table:table-cell>
          <table:table-cell office:value-type="float" office:value="119162" calcext:value-type="float">
            <text:p>1191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7228" calcext:value-type="float">
            <text:p>3722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73238" calcext:value-type="float">
            <text:p>73238</text:p>
          </table:table-cell>
          <table:table-cell office:value-type="float" office:value="0" calcext:value-type="float">
            <text:p>0</text:p>
          </table:table-cell>
          <table:table-cell office:value-type="float" office:value="115082" calcext:value-type="float">
            <text:p>115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5996" calcext:value-type="float">
            <text:p>3599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72006" calcext:value-type="float">
            <text:p>72006</text:p>
          </table:table-cell>
          <table:table-cell office:value-type="float" office:value="0" calcext:value-type="float">
            <text:p>0</text:p>
          </table:table-cell>
          <table:table-cell office:value-type="float" office:value="113146" calcext:value-type="float">
            <text:p>1131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3655" calcext:value-type="float">
            <text:p>3365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9665" calcext:value-type="float">
            <text:p>69665</text:p>
          </table:table-cell>
          <table:table-cell office:value-type="float" office:value="0" calcext:value-type="float">
            <text:p>0</text:p>
          </table:table-cell>
          <table:table-cell office:value-type="float" office:value="109467" calcext:value-type="float">
            <text:p>109467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542" calcext:value-type="float">
            <text:p>3254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8552" calcext:value-type="float">
            <text:p>68552</text:p>
          </table:table-cell>
          <table:table-cell office:value-type="float" office:value="0" calcext:value-type="float">
            <text:p>0</text:p>
          </table:table-cell>
          <table:table-cell office:value-type="float" office:value="107718" calcext:value-type="float">
            <text:p>1077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0418" calcext:value-type="float">
            <text:p>304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6428" calcext:value-type="float">
            <text:p>66428</text:p>
          </table:table-cell>
          <table:table-cell office:value-type="float" office:value="0" calcext:value-type="float">
            <text:p>0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8423" calcext:value-type="float">
            <text:p>2842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4433" calcext:value-type="float">
            <text:p>64433</text:p>
          </table:table-cell>
          <table:table-cell office:value-type="float" office:value="0" calcext:value-type="float">
            <text:p>0</text:p>
          </table:table-cell>
          <table:table-cell office:value-type="float" office:value="101245" calcext:value-type="float">
            <text:p>1012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7470" calcext:value-type="float">
            <text:p>2747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3480" calcext:value-type="float">
            <text:p>63480</text:p>
          </table:table-cell>
          <table:table-cell office:value-type="float" office:value="0" calcext:value-type="float">
            <text:p>0</text:p>
          </table:table-cell>
          <table:table-cell office:value-type="float" office:value="997481" calcext:value-type="float">
            <text:p>9974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4774" calcext:value-type="float">
            <text:p>2477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60784" calcext:value-type="float">
            <text:p>60784</text:p>
          </table:table-cell>
          <table:table-cell office:value-type="float" office:value="0" calcext:value-type="float">
            <text:p>0</text:p>
          </table:table-cell>
          <table:table-cell office:value-type="float" office:value="955126" calcext:value-type="float">
            <text:p>9551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23927" calcext:value-type="float">
            <text:p>2392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9937" calcext:value-type="float">
            <text:p>59937</text:p>
          </table:table-cell>
          <table:table-cell office:value-type="float" office:value="0" calcext:value-type="float">
            <text:p>0</text:p>
          </table:table-cell>
          <table:table-cell office:value-type="float" office:value="941819" calcext:value-type="float">
            <text:p>941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20762" calcext:value-type="float">
            <text:p>2076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6772" calcext:value-type="float">
            <text:p>56772</text:p>
          </table:table-cell>
          <table:table-cell office:value-type="float" office:value="0" calcext:value-type="float">
            <text:p>0</text:p>
          </table:table-cell>
          <table:table-cell office:value-type="float" office:value="89208" calcext:value-type="float">
            <text:p>89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0022" calcext:value-type="float">
            <text:p>2002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6032" calcext:value-type="float">
            <text:p>56032</text:p>
          </table:table-cell>
          <table:table-cell office:value-type="float" office:value="0" calcext:value-type="float">
            <text:p>0</text:p>
          </table:table-cell>
          <table:table-cell office:value-type="float" office:value="880451" calcext:value-type="float">
            <text:p>8804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7918" calcext:value-type="float">
            <text:p>179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3928" calcext:value-type="float">
            <text:p>53928</text:p>
          </table:table-cell>
          <table:table-cell office:value-type="float" office:value="0" calcext:value-type="float">
            <text:p>0</text:p>
          </table:table-cell>
          <table:table-cell office:value-type="float" office:value="847387" calcext:value-type="float">
            <text:p>8473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9477" calcext:value-type="float">
            <text:p>0,00394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15343" calcext:value-type="float">
            <text:p>1534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1353" calcext:value-type="float">
            <text:p>51353</text:p>
          </table:table-cell>
          <table:table-cell office:value-type="float" office:value="0" calcext:value-type="float">
            <text:p>0</text:p>
          </table:table-cell>
          <table:table-cell office:value-type="float" office:value="806938" calcext:value-type="float">
            <text:p>8069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4148" calcext:value-type="float">
            <text:p>1414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50158" calcext:value-type="float">
            <text:p>50158</text:p>
          </table:table-cell>
          <table:table-cell office:value-type="float" office:value="0" calcext:value-type="float">
            <text:p>0</text:p>
          </table:table-cell>
          <table:table-cell office:value-type="float" office:value="788152" calcext:value-type="float">
            <text:p>7881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3573" calcext:value-type="float">
            <text:p>1357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9583" calcext:value-type="float">
            <text:p>49583</text:p>
          </table:table-cell>
          <table:table-cell office:value-type="float" office:value="0" calcext:value-type="float">
            <text:p>0</text:p>
          </table:table-cell>
          <table:table-cell office:value-type="float" office:value="779113" calcext:value-type="float">
            <text:p>7791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1391" calcext:value-type="float">
            <text:p>113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7401" calcext:value-type="float">
            <text:p>47401</text:p>
          </table:table-cell>
          <table:table-cell office:value-type="float" office:value="0" calcext:value-type="float">
            <text:p>0</text:p>
          </table:table-cell>
          <table:table-cell office:value-type="float" office:value="744838" calcext:value-type="float">
            <text:p>7448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878" calcext:value-type="float">
            <text:p>987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5888" calcext:value-type="float">
            <text:p>45888</text:p>
          </table:table-cell>
          <table:table-cell office:value-type="float" office:value="0" calcext:value-type="float">
            <text:p>0</text:p>
          </table:table-cell>
          <table:table-cell office:value-type="float" office:value="721053" calcext:value-type="float">
            <text:p>7210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9393" calcext:value-type="float">
            <text:p>93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5403" calcext:value-type="float">
            <text:p>45403</text:p>
          </table:table-cell>
          <table:table-cell office:value-type="float" office:value="0" calcext:value-type="float">
            <text:p>0</text:p>
          </table:table-cell>
          <table:table-cell office:value-type="float" office:value="713441" calcext:value-type="float">
            <text:p>7134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8924" calcext:value-type="float">
            <text:p>892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4934" calcext:value-type="float">
            <text:p>44934</text:p>
          </table:table-cell>
          <table:table-cell office:value-type="float" office:value="0" calcext:value-type="float">
            <text:p>0</text:p>
          </table:table-cell>
          <table:table-cell office:value-type="float" office:value="706068" calcext:value-type="float">
            <text:p>7060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8458" calcext:value-type="float">
            <text:p>845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4468" calcext:value-type="float">
            <text:p>44468</text:p>
          </table:table-cell>
          <table:table-cell office:value-type="float" office:value="0" calcext:value-type="float">
            <text:p>0</text:p>
          </table:table-cell>
          <table:table-cell office:value-type="float" office:value="698743" calcext:value-type="float">
            <text:p>6987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7124" calcext:value-type="float">
            <text:p>712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3134" calcext:value-type="float">
            <text:p>43134</text:p>
          </table:table-cell>
          <table:table-cell office:value-type="float" office:value="0" calcext:value-type="float">
            <text:p>0</text:p>
          </table:table-cell>
          <table:table-cell office:value-type="float" office:value="677787" calcext:value-type="float">
            <text:p>6777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6697" calcext:value-type="float">
            <text:p>669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2707" calcext:value-type="float">
            <text:p>42707</text:p>
          </table:table-cell>
          <table:table-cell office:value-type="float" office:value="0" calcext:value-type="float">
            <text:p>0</text:p>
          </table:table-cell>
          <table:table-cell office:value-type="float" office:value="671074" calcext:value-type="float">
            <text:p>6710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6281" calcext:value-type="float">
            <text:p>628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2290" calcext:value-type="float">
            <text:p>42290</text:p>
          </table:table-cell>
          <table:table-cell office:value-type="float" office:value="0" calcext:value-type="float">
            <text:p>0</text:p>
          </table:table-cell>
          <table:table-cell office:value-type="float" office:value="664528" calcext:value-type="float">
            <text:p>6645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5466" calcext:value-type="float">
            <text:p>546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1476" calcext:value-type="float">
            <text:p>41476</text:p>
          </table:table-cell>
          <table:table-cell office:value-type="float" office:value="0" calcext:value-type="float">
            <text:p>0</text:p>
          </table:table-cell>
          <table:table-cell office:value-type="float" office:value="651724" calcext:value-type="float">
            <text:p>6517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5071" calcext:value-type="float">
            <text:p>507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1081" calcext:value-type="float">
            <text:p>41081</text:p>
          </table:table-cell>
          <table:table-cell office:value-type="float" office:value="0" calcext:value-type="float">
            <text:p>0</text:p>
          </table:table-cell>
          <table:table-cell office:value-type="float" office:value="645526" calcext:value-type="float">
            <text:p>6455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4305" calcext:value-type="float">
            <text:p>430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0315" calcext:value-type="float">
            <text:p>40315</text:p>
          </table:table-cell>
          <table:table-cell office:value-type="float" office:value="0" calcext:value-type="float">
            <text:p>0</text:p>
          </table:table-cell>
          <table:table-cell office:value-type="float" office:value="63349" calcext:value-type="float">
            <text:p>633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3931" calcext:value-type="float">
            <text:p>393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9941" calcext:value-type="float">
            <text:p>39941</text:p>
          </table:table-cell>
          <table:table-cell office:value-type="float" office:value="0" calcext:value-type="float">
            <text:p>0</text:p>
          </table:table-cell>
          <table:table-cell office:value-type="float" office:value="627616" calcext:value-type="float">
            <text:p>6276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567" calcext:value-type="float">
            <text:p>356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9577" calcext:value-type="float">
            <text:p>39577</text:p>
          </table:table-cell>
          <table:table-cell office:value-type="float" office:value="0" calcext:value-type="float">
            <text:p>0</text:p>
          </table:table-cell>
          <table:table-cell office:value-type="float" office:value="621885" calcext:value-type="float">
            <text:p>621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9477" calcext:value-type="float">
            <text:p>0,00394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505" calcext:value-type="float">
            <text:p>150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7515" calcext:value-type="float">
            <text:p>37515</text:p>
          </table:table-cell>
          <table:table-cell office:value-type="float" office:value="0" calcext:value-type="float">
            <text:p>0</text:p>
          </table:table-cell>
          <table:table-cell office:value-type="float" office:value="589493" calcext:value-type="float">
            <text:p>5894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1182" calcext:value-type="float">
            <text:p>118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7192" calcext:value-type="float">
            <text:p>37192</text:p>
          </table:table-cell>
          <table:table-cell office:value-type="float" office:value="0" calcext:value-type="float">
            <text:p>0</text:p>
          </table:table-cell>
          <table:table-cell office:value-type="float" office:value="58441" calcext:value-type="float">
            <text:p>584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554" calcext:value-type="float">
            <text:p>55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6564" calcext:value-type="float">
            <text:p>36564</text:p>
          </table:table-cell>
          <table:table-cell office:value-type="float" office:value="0" calcext:value-type="float">
            <text:p>0</text:p>
          </table:table-cell>
          <table:table-cell office:value-type="float" office:value="574543" calcext:value-type="float">
            <text:p>5745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99943" calcext:value-type="float">
            <text:p>9994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5953" calcext:value-type="float">
            <text:p>35953</text:p>
          </table:table-cell>
          <table:table-cell office:value-type="float" office:value="0" calcext:value-type="float">
            <text:p>0</text:p>
          </table:table-cell>
          <table:table-cell office:value-type="float" office:value="564947" calcext:value-type="float">
            <text:p>5649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99355" calcext:value-type="float">
            <text:p>9935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5365" calcext:value-type="float">
            <text:p>35365</text:p>
          </table:table-cell>
          <table:table-cell office:value-type="float" office:value="0" calcext:value-type="float">
            <text:p>0</text:p>
          </table:table-cell>
          <table:table-cell office:value-type="float" office:value="555703" calcext:value-type="float">
            <text:p>5557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99070" calcext:value-type="float">
            <text:p>9907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5080" calcext:value-type="float">
            <text:p>35080</text:p>
          </table:table-cell>
          <table:table-cell office:value-type="float" office:value="0" calcext:value-type="float">
            <text:p>0</text:p>
          </table:table-cell>
          <table:table-cell office:value-type="float" office:value="551232" calcext:value-type="float">
            <text:p>5512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98786" calcext:value-type="float">
            <text:p>9878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4796" calcext:value-type="float">
            <text:p>34796</text:p>
          </table:table-cell>
          <table:table-cell office:value-type="float" office:value="0" calcext:value-type="float">
            <text:p>0</text:p>
          </table:table-cell>
          <table:table-cell office:value-type="float" office:value="546766" calcext:value-type="float">
            <text:p>5467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98236" calcext:value-type="float">
            <text:p>9823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4246" calcext:value-type="float">
            <text:p>34246</text:p>
          </table:table-cell>
          <table:table-cell office:value-type="float" office:value="0" calcext:value-type="float">
            <text:p>0</text:p>
          </table:table-cell>
          <table:table-cell office:value-type="float" office:value="538117" calcext:value-type="float">
            <text:p>538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97184" calcext:value-type="float">
            <text:p>9718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3194" calcext:value-type="float">
            <text:p>33194</text:p>
          </table:table-cell>
          <table:table-cell office:value-type="float" office:value="0" calcext:value-type="float">
            <text:p>0</text:p>
          </table:table-cell>
          <table:table-cell office:value-type="float" office:value="521597" calcext:value-type="float">
            <text:p>5215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96931" calcext:value-type="float">
            <text:p>9693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2941" calcext:value-type="float">
            <text:p>32941</text:p>
          </table:table-cell>
          <table:table-cell office:value-type="float" office:value="0" calcext:value-type="float">
            <text:p>0</text:p>
          </table:table-cell>
          <table:table-cell office:value-type="float" office:value="51761" calcext:value-type="float">
            <text:p>517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96437" calcext:value-type="float">
            <text:p>9643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2447" calcext:value-type="float">
            <text:p>32447</text:p>
          </table:table-cell>
          <table:table-cell office:value-type="float" office:value="0" calcext:value-type="float">
            <text:p>0</text:p>
          </table:table-cell>
          <table:table-cell office:value-type="float" office:value="509848" calcext:value-type="float">
            <text:p>5098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63989" calcext:value-type="float">
            <text:p>639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office:value-type="float" office:value="95956" calcext:value-type="float">
            <text:p>9595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1966" calcext:value-type="float">
            <text:p>31966</text:p>
          </table:table-cell>
          <table:table-cell office:value-type="float" office:value="0" calcext:value-type="float">
            <text:p>0</text:p>
          </table:table-cell>
          <table:table-cell office:value-type="float" office:value="502295" calcext:value-type="float">
            <text:p>5022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95489" calcext:value-type="float">
            <text:p>954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1499" calcext:value-type="float">
            <text:p>31499</text:p>
          </table:table-cell>
          <table:table-cell office:value-type="float" office:value="0" calcext:value-type="float">
            <text:p>0</text:p>
          </table:table-cell>
          <table:table-cell office:value-type="float" office:value="494952" calcext:value-type="float">
            <text:p>4949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95262" calcext:value-type="float">
            <text:p>9526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1272" calcext:value-type="float">
            <text:p>31272</text:p>
          </table:table-cell>
          <table:table-cell office:value-type="float" office:value="0" calcext:value-type="float">
            <text:p>0</text:p>
          </table:table-cell>
          <table:table-cell office:value-type="float" office:value="491392" calcext:value-type="float">
            <text:p>4913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9535" calcext:value-type="float">
            <text:p>0,00795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94818" calcext:value-type="float">
            <text:p>948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0828" calcext:value-type="float">
            <text:p>30828</text:p>
          </table:table-cell>
          <table:table-cell office:value-type="float" office:value="0" calcext:value-type="float">
            <text:p>0</text:p>
          </table:table-cell>
          <table:table-cell office:value-type="float" office:value="484415" calcext:value-type="float">
            <text:p>4844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94600" calcext:value-type="float">
            <text:p>9460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0610" calcext:value-type="float">
            <text:p>30610</text:p>
          </table:table-cell>
          <table:table-cell office:value-type="float" office:value="0" calcext:value-type="float">
            <text:p>0</text:p>
          </table:table-cell>
          <table:table-cell office:value-type="float" office:value="48098" calcext:value-type="float">
            <text:p>480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94385" calcext:value-type="float">
            <text:p>9438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0395" calcext:value-type="float">
            <text:p>30395</text:p>
          </table:table-cell>
          <table:table-cell office:value-type="float" office:value="0" calcext:value-type="float">
            <text:p>0</text:p>
          </table:table-cell>
          <table:table-cell office:value-type="float" office:value="477605" calcext:value-type="float">
            <text:p>4776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63989" calcext:value-type="float">
            <text:p>639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93963" calcext:value-type="float">
            <text:p>9396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9973" calcext:value-type="float">
            <text:p>29973</text:p>
          </table:table-cell>
          <table:table-cell office:value-type="float" office:value="0" calcext:value-type="float">
            <text:p>0</text:p>
          </table:table-cell>
          <table:table-cell office:value-type="float" office:value="470982" calcext:value-type="float">
            <text:p>4709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93756" calcext:value-type="float">
            <text:p>9375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9766" calcext:value-type="float">
            <text:p>29766</text:p>
          </table:table-cell>
          <table:table-cell office:value-type="float" office:value="0" calcext:value-type="float">
            <text:p>0</text:p>
          </table:table-cell>
          <table:table-cell office:value-type="float" office:value="467727" calcext:value-type="float">
            <text:p>4677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93553" calcext:value-type="float">
            <text:p>9355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9563" calcext:value-type="float">
            <text:p>29563</text:p>
          </table:table-cell>
          <table:table-cell office:value-type="float" office:value="0" calcext:value-type="float">
            <text:p>0</text:p>
          </table:table-cell>
          <table:table-cell office:value-type="float" office:value="464538" calcext:value-type="float">
            <text:p>4645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93354" calcext:value-type="float">
            <text:p>9335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0" calcext:value-type="float">
            <text:p>0</text:p>
          </table:table-cell>
          <table:table-cell office:value-type="float" office:value="461415" calcext:value-type="float">
            <text:p>4614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92958" calcext:value-type="float">
            <text:p>9295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8968" calcext:value-type="float">
            <text:p>28968</text:p>
          </table:table-cell>
          <table:table-cell office:value-type="float" office:value="0" calcext:value-type="float">
            <text:p>0</text:p>
          </table:table-cell>
          <table:table-cell office:value-type="float" office:value="455181" calcext:value-type="float">
            <text:p>4551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92578" calcext:value-type="float">
            <text:p>9257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8588" calcext:value-type="float">
            <text:p>28588</text:p>
          </table:table-cell>
          <table:table-cell office:value-type="float" office:value="0" calcext:value-type="float">
            <text:p>0</text:p>
          </table:table-cell>
          <table:table-cell office:value-type="float" office:value="449217" calcext:value-type="float">
            <text:p>4492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63987" calcext:value-type="float">
            <text:p>6398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3" calcext:value-type="float">
            <text:p>63</text:p>
          </table:table-cell>
          <table:table-cell office:value-type="float" office:value="91491" calcext:value-type="float">
            <text:p>914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7501" calcext:value-type="float">
            <text:p>27501</text:p>
          </table:table-cell>
          <table:table-cell office:value-type="float" office:value="0" calcext:value-type="float">
            <text:p>0</text:p>
          </table:table-cell>
          <table:table-cell office:value-type="float" office:value="432127" calcext:value-type="float">
            <text:p>4321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63991" calcext:value-type="float">
            <text:p>6399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9477" calcext:value-type="float">
            <text:p>0,00394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  <table:table-cell office:value-type="float" office:value="90976" calcext:value-type="float">
            <text:p>9097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424035" calcext:value-type="float">
            <text:p>4240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0810" calcext:value-type="float">
            <text:p>9081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820" calcext:value-type="float">
            <text:p>26820</text:p>
          </table:table-cell>
          <table:table-cell office:value-type="float" office:value="0" calcext:value-type="float">
            <text:p>0</text:p>
          </table:table-cell>
          <table:table-cell office:value-type="float" office:value="421434" calcext:value-type="float">
            <text:p>4214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90644" calcext:value-type="float">
            <text:p>9064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654" calcext:value-type="float">
            <text:p>26654</text:p>
          </table:table-cell>
          <table:table-cell office:value-type="float" office:value="0" calcext:value-type="float">
            <text:p>0</text:p>
          </table:table-cell>
          <table:table-cell office:value-type="float" office:value="418832" calcext:value-type="float">
            <text:p>4188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" calcext:value-type="float">
            <text:p>63</text:p>
          </table:table-cell>
          <table:table-cell office:value-type="float" office:value="90478" calcext:value-type="float">
            <text:p>9047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488" calcext:value-type="float">
            <text:p>26488</text:p>
          </table:table-cell>
          <table:table-cell office:value-type="float" office:value="0" calcext:value-type="float">
            <text:p>0</text:p>
          </table:table-cell>
          <table:table-cell office:value-type="float" office:value="416219" calcext:value-type="float">
            <text:p>4162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90318" calcext:value-type="float">
            <text:p>903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328" calcext:value-type="float">
            <text:p>26328</text:p>
          </table:table-cell>
          <table:table-cell office:value-type="float" office:value="0" calcext:value-type="float">
            <text:p>0</text:p>
          </table:table-cell>
          <table:table-cell office:value-type="float" office:value="413707" calcext:value-type="float">
            <text:p>4137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90158" calcext:value-type="float">
            <text:p>9015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6168" calcext:value-type="float">
            <text:p>26168</text:p>
          </table:table-cell>
          <table:table-cell office:value-type="float" office:value="0" calcext:value-type="float">
            <text:p>0</text:p>
          </table:table-cell>
          <table:table-cell office:value-type="float" office:value="411196" calcext:value-type="float">
            <text:p>4111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89846" calcext:value-type="float">
            <text:p>8984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5856" calcext:value-type="float">
            <text:p>25856</text:p>
          </table:table-cell>
          <table:table-cell office:value-type="float" office:value="0" calcext:value-type="float">
            <text:p>0</text:p>
          </table:table-cell>
          <table:table-cell office:value-type="float" office:value="406286" calcext:value-type="float">
            <text:p>4062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89693" calcext:value-type="float">
            <text:p>896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5703" calcext:value-type="float">
            <text:p>25703</text:p>
          </table:table-cell>
          <table:table-cell office:value-type="float" office:value="0" calcext:value-type="float">
            <text:p>0</text:p>
          </table:table-cell>
          <table:table-cell office:value-type="float" office:value="403883" calcext:value-type="float">
            <text:p>4038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63989" calcext:value-type="float">
            <text:p>639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79826" calcext:value-type="float">
            <text:p>0,00798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89390" calcext:value-type="float">
            <text:p>893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5400" calcext:value-type="float">
            <text:p>25400</text:p>
          </table:table-cell>
          <table:table-cell office:value-type="float" office:value="0" calcext:value-type="float">
            <text:p>0</text:p>
          </table:table-cell>
          <table:table-cell office:value-type="float" office:value="399117" calcext:value-type="float">
            <text:p>3991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89241" calcext:value-type="float">
            <text:p>89241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5251" calcext:value-type="float">
            <text:p>25251</text:p>
          </table:table-cell>
          <table:table-cell office:value-type="float" office:value="0" calcext:value-type="float">
            <text:p>0</text:p>
          </table:table-cell>
          <table:table-cell office:value-type="float" office:value="39678" calcext:value-type="float">
            <text:p>396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office:value-type="float" office:value="89097" calcext:value-type="float">
            <text:p>89097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5107" calcext:value-type="float">
            <text:p>25107</text:p>
          </table:table-cell>
          <table:table-cell office:value-type="float" office:value="0" calcext:value-type="float">
            <text:p>0</text:p>
          </table:table-cell>
          <table:table-cell office:value-type="float" office:value="39452" calcext:value-type="float">
            <text:p>394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88669" calcext:value-type="float">
            <text:p>8866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4679" calcext:value-type="float">
            <text:p>24679</text:p>
          </table:table-cell>
          <table:table-cell office:value-type="float" office:value="0" calcext:value-type="float">
            <text:p>0</text:p>
          </table:table-cell>
          <table:table-cell office:value-type="float" office:value="387794" calcext:value-type="float">
            <text:p>3877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88530" calcext:value-type="float">
            <text:p>8853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4540" calcext:value-type="float">
            <text:p>24540</text:p>
          </table:table-cell>
          <table:table-cell office:value-type="float" office:value="0" calcext:value-type="float">
            <text:p>0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971" calcext:value-type="float">
            <text:p>0,00099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88254" calcext:value-type="float">
            <text:p>8825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4264" calcext:value-type="float">
            <text:p>24264</text:p>
          </table:table-cell>
          <table:table-cell office:value-type="float" office:value="0" calcext:value-type="float">
            <text:p>0</text:p>
          </table:table-cell>
          <table:table-cell office:value-type="float" office:value="381267" calcext:value-type="float">
            <text:p>3812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88118" calcext:value-type="float">
            <text:p>8811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4128" calcext:value-type="float">
            <text:p>24128</text:p>
          </table:table-cell>
          <table:table-cell office:value-type="float" office:value="0" calcext:value-type="float">
            <text:p>0</text:p>
          </table:table-cell>
          <table:table-cell office:value-type="float" office:value="379127" calcext:value-type="float">
            <text:p>3791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63994" calcext:value-type="float">
            <text:p>63994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99419" calcext:value-type="float">
            <text:p>0,00994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87722" calcext:value-type="float">
            <text:p>8772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3732" calcext:value-type="float">
            <text:p>23732</text:p>
          </table:table-cell>
          <table:table-cell office:value-type="float" office:value="0" calcext:value-type="float">
            <text:p>0</text:p>
          </table:table-cell>
          <table:table-cell office:value-type="float" office:value="372905" calcext:value-type="float">
            <text:p>3729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" calcext:value-type="float">
            <text:p>63</text:p>
          </table:table-cell>
          <table:table-cell office:value-type="float" office:value="87592" calcext:value-type="float">
            <text:p>875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3602" calcext:value-type="float">
            <text:p>23602</text:p>
          </table:table-cell>
          <table:table-cell office:value-type="float" office:value="0" calcext:value-type="float">
            <text:p>0</text:p>
          </table:table-cell>
          <table:table-cell office:value-type="float" office:value="370861" calcext:value-type="float">
            <text:p>3708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63993" calcext:value-type="float">
            <text:p>63993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9593" calcext:value-type="float">
            <text:p>0,00195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87215" calcext:value-type="float">
            <text:p>8721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3225" calcext:value-type="float">
            <text:p>23225</text:p>
          </table:table-cell>
          <table:table-cell office:value-type="float" office:value="0" calcext:value-type="float">
            <text:p>0</text:p>
          </table:table-cell>
          <table:table-cell office:value-type="float" office:value="36495" calcext:value-type="float">
            <text:p>364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87085" calcext:value-type="float">
            <text:p>87085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3095" calcext:value-type="float">
            <text:p>23095</text:p>
          </table:table-cell>
          <table:table-cell office:value-type="float" office:value="0" calcext:value-type="float">
            <text:p>0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86968" calcext:value-type="float">
            <text:p>8696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2978" calcext:value-type="float">
            <text:p>22978</text:p>
          </table:table-cell>
          <table:table-cell office:value-type="float" office:value="0" calcext:value-type="float">
            <text:p>0</text:p>
          </table:table-cell>
          <table:table-cell office:value-type="float" office:value="36106" calcext:value-type="float">
            <text:p>361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9419" calcext:value-type="float">
            <text:p>0,000994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86726" calcext:value-type="float">
            <text:p>8672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2736" calcext:value-type="float">
            <text:p>22736</text:p>
          </table:table-cell>
          <table:table-cell office:value-type="float" office:value="0" calcext:value-type="float">
            <text:p>0</text:p>
          </table:table-cell>
          <table:table-cell office:value-type="float" office:value="35726" calcext:value-type="float">
            <text:p>357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office:value-type="float" office:value="86602" calcext:value-type="float">
            <text:p>8660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2612" calcext:value-type="float">
            <text:p>22612</text:p>
          </table:table-cell>
          <table:table-cell office:value-type="float" office:value="0" calcext:value-type="float">
            <text:p>0</text:p>
          </table:table-cell>
          <table:table-cell office:value-type="float" office:value="355306" calcext:value-type="float">
            <text:p>3553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63988" calcext:value-type="float">
            <text:p>6398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039768" calcext:value-type="float">
            <text:p>0,00397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63989" calcext:value-type="float">
            <text:p>6398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19884" calcext:value-type="float">
            <text:p>0,00198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  <table:table-cell office:value-type="float" office:value="86252" calcext:value-type="float">
            <text:p>8625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2262" calcext:value-type="float">
            <text:p>22262</text:p>
          </table:table-cell>
          <table:table-cell office:value-type="float" office:value="0" calcext:value-type="float">
            <text:p>0</text:p>
          </table:table-cell>
          <table:table-cell office:value-type="float" office:value="349815" calcext:value-type="float">
            <text:p>3498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63988" calcext:value-type="float">
            <text:p>63988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0059651" calcext:value-type="float">
            <text:p>0,00596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86029" calcext:value-type="float">
            <text:p>8602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2039" calcext:value-type="float">
            <text:p>22039</text:p>
          </table:table-cell>
          <table:table-cell office:value-type="float" office:value="0" calcext:value-type="float">
            <text:p>0</text:p>
          </table:table-cell>
          <table:table-cell office:value-type="float" office:value="346302" calcext:value-type="float">
            <text:p>3463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85919" calcext:value-type="float">
            <text:p>85919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1929" calcext:value-type="float">
            <text:p>21929</text:p>
          </table:table-cell>
          <table:table-cell office:value-type="float" office:value="0" calcext:value-type="float">
            <text:p>0</text:p>
          </table:table-cell>
          <table:table-cell office:value-type="float" office:value="344576" calcext:value-type="float">
            <text:p>344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85806" calcext:value-type="float">
            <text:p>85806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1816" calcext:value-type="float">
            <text:p>21816</text:p>
          </table:table-cell>
          <table:table-cell office:value-type="float" office:value="0" calcext:value-type="float">
            <text:p>0</text:p>
          </table:table-cell>
          <table:table-cell office:value-type="float" office:value="342808" calcext:value-type="float">
            <text:p>3428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63992" calcext:value-type="float">
            <text:p>63992</text:p>
          </table:table-cell>
          <table:table-cell office:value-type="float" office:value="63" calcext:value-type="float">
            <text:p>63</text:p>
          </table:table-cell>
          <table:table-cell office:value-type="float" office:value="63990" calcext:value-type="float">
            <text:p>639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651" calcext:value-type="float">
            <text:p>0,0059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3" meta:object-count="0"/>
    <meta:generator>LibreOffice/5.2.3.3$Linux_X86_64 LibreOffice_project/20m0$Build-3</meta:generator>
  </office:meta>
</office:document-meta>
</file>